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7f4" officeooo:paragraph-rsid="001727f4"/>
    </style:style>
    <style:style style:name="T1" style:family="text">
      <style:text-properties officeooo:rsid="00184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“<text:span text:style-name="T1">S</text:span>pellout” NumberingType constants</text:h>
      <text:p text:style-name="P1">TEXT_NUMBER: <text:page-number style:num-format="1st, 2nd, 3rd ..." text:select-page="current">1st</text:page-number></text:p>
      <text:p text:style-name="P1">TEXT_CARDINAL = <text:page-number style:num-format="1, 2, 3, ..." text:select-page="current">One</text:page-number></text:p>
      <text:p text:style-name="P1">TEXT_ORDINAL = <text:page-number style:num-format="Ordinal 1, Ordinal 2, Ordinal 3, ..." text:select-page="current">First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3:44:25.451401945</meta:creation-date>
    <dc:date>2018-04-21T00:10:04.926819575</dc:date>
    <meta:editing-duration>PT25M39S</meta:editing-duration>
    <meta:editing-cycles>2</meta:editing-cycles>
    <meta:generator>LibreOfficeDev/6.1.0.0.alpha0$Linux_X86_64 LibreOffice_project/36736b5c72ef760e0076ce04b123211496f7242e</meta:generator>
    <meta:document-statistic meta:table-count="0" meta:image-count="0" meta:object-count="0" meta:page-count="1" meta:paragraph-count="4" meta:word-count="11" meta:character-count="81" meta:non-whitespace-character-count="74"/>
  </office:meta>
</office:document-meta>
</file>